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Standard">
      <style:text-properties fo:font-size="14pt" fo:font-style="normal" officeooo:paragraph-rsid="0052d1d6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officeooo:paragraph-rsid="0017478d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paragraph-rsid="0052d1d6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4pt" fo:font-style="normal" officeooo:rsid="010ccc5a" officeooo:paragraph-rsid="010ccc5a" style:font-size-asian="14pt" style:font-style-asian="normal" style:font-size-complex="14pt" style:font-style-complex="normal"/>
    </style:style>
    <style:style style:name="P7" style:family="paragraph" style:parent-style-name="Standard">
      <style:text-properties fo:font-size="14pt" fo:font-style="normal" officeooo:paragraph-rsid="010fc7a7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officeooo:rsid="010fc7a7" officeooo:paragraph-rsid="010fc7a7" style:font-size-asian="14pt" style:font-style-asian="normal" style:font-size-complex="14pt" style:font-style-complex="normal"/>
    </style:style>
    <style:style style:name="P9" style:family="paragraph" style:parent-style-name="Standard">
      <style:text-properties fo:font-size="14pt" fo:font-style="normal" fo:font-weight="bold" officeooo:rsid="002ea623" officeooo:paragraph-rsid="010fc7a7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bold" officeooo:rsid="010fc7a7" officeooo:paragraph-rsid="010fc7a7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1110381" officeooo:paragraph-rsid="01110381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32pt" fo:font-weight="bold" officeooo:rsid="010fc7a7" officeooo:paragraph-rsid="010fc7a7" style:font-size-asian="32pt" style:font-weight-asian="bold" style:font-size-complex="3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officeooo:paragraph-rsid="010fc7a7" style:font-size-asian="20pt" style:font-weight-asian="bold" style:font-size-complex="20pt" style:font-weight-complex="bold"/>
    </style:style>
    <style:style style:name="P14" style:family="paragraph" style:parent-style-name="Standard">
      <style:text-properties style:font-name="Courier 10 Pitch" fo:font-size="14pt" fo:font-style="normal" fo:font-weight="bold" officeooo:rsid="010fc7a7" officeooo:paragraph-rsid="010fc7a7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1067c" style:font-weight-asian="normal" style:font-weight-complex="normal"/>
    </style:style>
    <style:style style:name="T3" style:family="text">
      <style:text-properties fo:font-weight="normal" officeooo:rsid="010fc7a7" style:font-weight-asian="normal" style:font-weight-complex="normal"/>
    </style:style>
    <style:style style:name="T4" style:family="text">
      <style:text-properties fo:font-weight="normal" officeooo:rsid="01110381" style:font-weight-asian="normal" style:font-weight-complex="normal"/>
    </style:style>
    <style:style style:name="T5" style:family="text">
      <style:text-properties officeooo:rsid="00de481c"/>
    </style:style>
    <style:style style:name="T6" style:family="text">
      <style:text-properties officeooo:rsid="00fb57e9"/>
    </style:style>
    <style:style style:name="T7" style:family="text">
      <style:text-properties officeooo:rsid="010fc7a7"/>
    </style:style>
    <style:style style:name="T8" style:family="text">
      <style:text-properties officeooo:rsid="003106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eataxe-64</text:p>
      <text:p text:style-name="P12">New ideas for pcrit.</text:p>
      <text:p text:style-name="P3">Richard Parker <text:span text:style-name="T6">17.1</text:span>.201<text:span text:style-name="T7">8</text:span></text:p>
      <text:p text:style-name="P1"/>
      <text:p text:style-name="P5">Section 1 – Introduction<text:span text:style-name="T5">.</text:span></text:p>
      <text:p text:style-name="P2"/>
      <text:p text:style-name="P6">This documen<text:span text:style-name="T7">t discusses ideas for new pcrit modules.</text:span></text:p>
      <text:p text:style-name="P6"/>
      <text:p text:style-name="P13">Section <text:span text:style-name="T7">2 </text:span>– <text:span text:style-name="T7">pcqmad.</text:span></text:p>
      <text:p text:style-name="P7"/>
      <text:p text:style-name="P8">For small scale working, and particularly Gaussian elimination, the DSMad routine comes under a lot of pressure. <text:s/>One idea for improving the performance of this function is to provide a "babies" interface to it, specifically the DSQMad can take four scalars (possibly encoded) a11,a12,a21,a22, four pointers V1 V2 W1 W2 and DSPACE and compute W1+=a11.V1+a12.V2 and W2+=a21.V1+a22.V2. <text:s/>This would rely on a new function pcqmad, similar to pcbunf</text:p>
      <text:p text:style-name="P9">void pcbunf(Dfmt * <text:span text:style-name="T7">W1</text:span>, Dfmt * <text:span text:style-name="T7">V1</text:span>, uint64_t nob, uint8_t * t1<text:span text:style-name="T7">1</text:span>, uint8_t * t<text:span text:style-name="T7">add</text:span>)<text:span text:style-name="T8"> </text:span><text:span text:style-name="T2">so would be</text:span></text:p>
      <text:p text:style-name="P9">void pc<text:span text:style-name="T7">qmad</text:span>(Dfmt * <text:span text:style-name="T7">W1, Dfmt * W2,</text:span> Dfmt * <text:span text:style-name="T7">V1</text:span>, <text:span text:style-name="T7">Dfmt * V2, </text:span>uint64_t nob, uint8_t * t1<text:span text:style-name="T7">1</text:span>,<text:span text:style-name="T7"> uint8_t * t12, uint8_t * t21, uint8_t * t22,</text:span> uint8_t * t<text:span text:style-name="T7">add</text:span>)</text:p>
      <text:p text:style-name="P9"><text:span text:style-name="T3"/></text:p>
      <text:p text:style-name="P10"><text:span text:style-name="T1">The feasibility of this routine probably depends on register allocation, since all the parameters (ten of them!) would presumably need to be held in registers, leaving just five for work.</text:span></text:p>
      <text:p text:style-name="P10"><text:span text:style-name="T1"/></text:p>
      <text:p text:style-name="P10"><text:span text:style-name="T1">But first, let's look at the main function to see how much can be saved. <text:s/>If this is inadequate, there is not point thinking further</text:span></text:p>
      <text:p text:style-name="P10"><text:span text:style-name="T1"/></text:p>
      <text:p text:style-name="P14"><text:span text:style-name="T1"><text:s text:c="8"/>movzbq <text:s/>3(%r10),%rdx <text:s text:c="3"/>// <text:s/>V</text:span></text:p>
      <text:p text:style-name="P14"><text:span text:style-name="T1"><text:s text:c="8"/>movzbq <text:s/>3(%rdi),%rax <text:s text:c="3"/>// <text:s/>W</text:span></text:p>
      <text:p text:style-name="P14"><text:span text:style-name="T1"><text:s text:c="8"/>movzbq <text:s/>(%rcx,%rdx),%r9 // <text:s/>a.V <text:s/></text:span></text:p>
      <text:p text:style-name="P14"><text:span text:style-name="T1"><text:s text:c="8"/>shlq <text:s text:c="3"/>$8,%r9 <text:s text:c="9"/>// <text:s/>*256</text:span></text:p>
      <text:p text:style-name="P14"><text:span text:style-name="T1"><text:s text:c="8"/>addq <text:s text:c="3"/>%r9,%rax <text:s text:c="7"/>// <text:s/>a.V*256 + W</text:span></text:p>
      <text:p text:style-name="P14"><text:span text:style-name="T1"><text:s text:c="8"/>movb <text:s text:c="3"/>(%rsi,%rax),%ah // <text:s/>a.V+W</text:span></text:p>
      <text:p text:style-name="P14"><text:span text:style-name="T1"><text:s text:c="8"/>movb <text:s text:c="3"/>%ah,3(%rdi) <text:s text:c="4"/>// <text:s/>store result</text:span></text:p>
      <text:p text:style-name="P10"><text:span text:style-name="T1"/></text:p>
      <text:p text:style-name="P10"><text:span text:style-name="T1">Four loads (4.P23), one store (P237 P4), one addq (P0156) and one shlq (P</text:span><text:span text:style-name="T4">06</text:span><text:span text:style-name="T1">)</text:span></text:p>
      <text:p text:style-name="P11"><text:span text:style-name="T1">Our plan is to do four loads (4.P23) for V and W two stores (2.P237 2.P4) for W, eight loads still for the lookups (8.P23), four shifts (4.P06) and four adds (4.P0156) to do four of them. <text:s/>Previous version eight mu-ops, new version 24/4=6 mu-ops.</text:span></text:p>
      <text:p text:style-name="P1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1-11-26T16:26:49</meta:creation-date>
    <dc:date>2018-01-20T18:13:24.202700180</dc:date>
    <meta:editing-duration>P1DT10H26M14S</meta:editing-duration>
    <meta:editing-cycles>211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283" meta:character-count="1761" meta:non-whitespace-character-count="1386"/>
  </office:meta>
</office:document-meta>
</file>